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663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2.651cm">
          <draw:text-box>
            <text:p><text:span text:style-name="T1">expression</text:span></text:p>
          </draw:text-box>
        </draw:frame>
        <draw:custom-shape draw:style-name="gr2" draw:text-style-name="P2" draw:layer="layout" svg:width="0.203cm" svg:height="0.203cm" draw:transform="rotate (-3.14159265358979) translate (8.027cm 3.01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3.286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54cm" svg:height="3.937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Expression</text:span></text:p>
          </draw:text-box>
        </draw:frame>
        <draw:frame draw:style-name="gr1" draw:text-style-name="P1" draw:layer="layout" svg:width="2.286cm" svg:height="0.509cm" svg:x="5.826cm" svg:y="3.921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4.2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5.826cm" svg:y="4.555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8.027cm 4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5.826cm" svg:y="5.19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5.55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22:30:26.854547938</dc:date>
    <meta:editing-duration>PT6H43M19S</meta:editing-duration>
    <meta:editing-cycles>24</meta:editing-cycles>
    <meta:generator>LibreOffice/4.4.1.2$Linux_X86_64 LibreOffice_project/40m0$Build-2</meta:generator>
    <meta:document-statistic meta:object-count="13"/>
  </office:meta>
</office:document-meta>
</file>